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öhne Mono" svg:font-family="'Söhne Mono', Monaco, 'Andale Mono', 'Ubuntu Mono', monospace"/>
  </office:font-face-decls>
  <office:automatic-styles>
    <style:style style:name="P1" style:family="paragraph" style:parent-style-name="Standard">
      <style:text-properties officeooo:rsid="000f301d" officeooo:paragraph-rsid="000f301d"/>
    </style:style>
    <style:style style:name="P2" style:family="paragraph" style:parent-style-name="Standard">
      <style:text-properties officeooo:rsid="00111c5b" officeooo:paragraph-rsid="00111c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transferir ficheiros de Vmware para a maquina física em Linux:</text:p>
      <text:p text:style-name="P1"/>
      <text:p text:style-name="P1">Na Vmware:</text:p>
      <text:p text:style-name="P2">(install ssh)</text:p>
      <text:p text:style-name="P2">$ sudo apt update</text:p>
      <text:p text:style-name="P2">$ sudo apt-install openssh-server</text:p>
      <text:p text:style-name="P1"/>
      <text:p text:style-name="P1">(para ver o ip)</text:p>
      <text:p text:style-name="P1">$ ip a</text:p>
      <text:p text:style-name="P1"/>
      <text:p text:style-name="P1">$ sudo service ssh start</text:p>
      <text:p text:style-name="P1"/>
      <text:p text:style-name="P1">Na maquina física (exemplo):</text:p>
      <text:p text:style-name="P1">$ scp robond@172.16.80.129:/home/robond/myrobot/Project1.zip ~/Downloads/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03:14:30.977563938</meta:creation-date>
    <dc:date>2024-01-23T19:56:14.210575312</dc:date>
    <meta:editing-duration>PT4M4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43" meta:character-count="286" meta:non-whitespace-character-count="253"/>
  </office:meta>
</office:document-meta>
</file>